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95694.8215256" calcext:value-type="float">
            <text:p>35,295,695</text:p>
          </table:table-cell>
          <table:table-cell table:style-name="ce11" table:formula="of:=[.V9]" office:value-type="float" office:value="1976104.592" calcext:value-type="float">
            <text:p>1,976,10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85" calcext:value-type="float">
            <text:p>46.985</text:p>
          </table:table-cell>
          <table:table-cell table:style-name="ce12" table:formula="of:=[.U10]" office:value-type="percentage" office:value="46.985" calcext:value-type="percentage">
            <text:p>469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29.5" calcext:value-type="float">
            <text:p>8229.5</text:p>
          </table:table-cell>
          <table:table-cell/>
          <table:table-cell table:style-name="ce6"/>
          <table:table-cell table:style-name="ce6" table:formula="of:=[.U11]" office:value-type="float" office:value="20.22" calcext:value-type="float">
            <text:p>20.22</text:p>
          </table:table-cell>
          <table:table-cell table:style-name="ce12" table:formula="of:=[.U11]" office:value-type="percentage" office:value="20.22" calcext:value-type="percentage">
            <text:p>202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12" calcext:value-type="float">
            <text:p>6.12</text:p>
          </table:table-cell>
          <table:table-cell table:style-name="ce12" table:formula="of:=[.U12]" office:value-type="percentage" office:value="6.12" calcext:value-type="percentage">
            <text:p>6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915" calcext:value-type="float">
            <text:p>2491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98744.0176" calcext:value-type="float">
            <text:p>10798744.01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95694.8215256" calcext:value-type="float">
            <text:p>35295694.8215256</text:p>
          </table:table-cell>
          <table:table-cell table:style-name="ce6" table:formula="of:=([.S11]+[.S12])/2" office:value-type="float" office:value="1976104.592" calcext:value-type="float">
            <text:p>1976104.5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92645.6254512" calcext:value-type="float">
            <text:p>59792645.625451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85" calcext:value-type="percentage">
            <text:p>4698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856525402" calcext:value-type="percentage">
            <text:p>98.2%</text:p>
          </table:table-cell>
          <table:table-cell table:formula="of:=1/(1-[.Q11])" office:value-type="float" office:value="54.6020000000001" calcext:value-type="float">
            <text:p>54.6020000000001</text:p>
          </table:table-cell>
          <table:table-cell table:formula="of:=[.$S$2]/(1/(1+[.$O$16]+[.$AV$16]))" office:value-type="float" office:value="1895454.88" calcext:value-type="float">
            <text:p>1895454.8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22" calcext:value-type="percentage">
            <text:p>202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29.5]" calcext:value-type="string">
            <text:p>Str: <text:s/>545 <text:s/>[8,229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714512894973" calcext:value-type="percentage">
            <text:p>98.3%</text:p>
          </table:table-cell>
          <table:table-cell table:formula="of:=1/(1-[.Q12])" office:value-type="float" office:value="57.8519999999999" calcext:value-type="float">
            <text:p>57.8519999999999</text:p>
          </table:table-cell>
          <table:table-cell table:formula="of:=[.$S$2]/(1/(1+[.$O$16]+[.$AJ$16]+[.$AV$16]))" office:value-type="float" office:value="2056754.304" calcext:value-type="float">
            <text:p>2056754.3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12" calcext:value-type="percentage">
            <text:p>6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200082717587" calcext:value-type="percentage">
            <text:p>98.2%</text:p>
          </table:table-cell>
          <table:table-cell table:style-name="ce14" table:formula="of:=([.R11]+[.R12])/2" office:value-type="float" office:value="56.227" calcext:value-type="float">
            <text:p>56.2</text:p>
          </table:table-cell>
          <table:table-cell table:style-name="ce14" table:formula="of:=([.S11]+[.S12])/2" office:value-type="float" office:value="1976104.592" calcext:value-type="float">
            <text:p>1976104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915.0]" calcext:value-type="string">
            <text:p>Int: 1650 [24,91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985" calcext:value-type="percentage">
            <text:p>469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1" calcext:value-type="percentage">
            <text:p>141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1" calcext:value-type="percentage">
            <text:p>14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22" calcext:value-type="percentage">
            <text:p>202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98.5%" calcext:value-type="string">
            <text:p>Resilience: 4,698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22.0%" calcext:value-type="string">
            <text:p>Speed+: <text:s text:c="4"/>2,02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21]+([.C21]-1)*20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1" calcext:value-type="percentage">
            <text:p>71.00%</text:p>
          </table:table-cell>
          <table:table-cell table:style-name="ce35" table:formula="of:=[.O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1" calcext:value-type="percentage">
            <text:p>71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1" calcext:value-type="percentage">
            <text:p>71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1" calcext:value-type="percentage">
            <text:p>71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20%     [hp x  56.23]" calcext:value-type="string">
            <text:p>Mitigation: <text:s text:c="6"/>98.220% <text:s text:c="4"/>[hp x <text:s/>56.23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76,104.6 [hp x 116.22]" calcext:value-type="string">
            <text:p>Effective Health: 1,976,104.6 [hp x 116.2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table:formula="of:=[.D39]+([.C39]-1)*20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1" calcext:value-type="percentage">
            <text:p>51.00%</text:p>
          </table:table-cell>
          <table:table-cell table:style-name="ce39" table:formula="of:=[.AG39]" office:value-type="percentage" office:value="6.12" calcext:value-type="percentage">
            <text:p>61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12" calcext:value-type="percentage">
            <text:p>61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12" calcext:value-type="percentage">
            <text:p>61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6]+([.C46]-1)*20" office:value-type="float" office:value="62" calcext:value-type="float">
            <text:p>6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8]+([.C48]-1)*20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2 Space Shift                     x2 " calcext:value-type="string">
            <text:p>3-22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7  Space Awareness                x10 " calcext:value-type="string">
            <text:p>3-7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28" calcext:value-type="float">
            <text:p>2128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8  Sage of Torment" calcext:value-type="string">
            <text:p>2-8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3]+([.C83]-1)*20" office:value-type="float" office:value="28" calcext:value-type="float">
            <text:p>28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2   [52% - 84%] Earth Resistance" calcext:value-type="string">
            <text:p>3-2 <text:s text:c="2"/>[52% - 8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9]+([.C109]-1)*20" office:value-type="float" office:value="42" calcext:value-type="float">
            <text:p>42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2%" calcext:value-type="string">
            <text:p>52%</text:p>
          </table:table-cell>
          <table:table-cell table:formula="of:=TEXT(VLOOKUP([.E109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6   [56% - 92%] Space Magic Resistance" calcext:value-type="string">
            <text:p>3-6 <text:s text:c="2"/>[56% - 92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7]+([.C137]-1)*20" office:value-type="float" office:value="46" calcext:value-type="float">
            <text:p>46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6%" calcext:value-type="string">
            <text:p>56%</text:p>
          </table:table-cell>
          <table:table-cell table:formula="of:=TEXT(VLOOKUP([.E137];[.$BH$2:.$BJ$74];3);  &quot;0#%&quot;)" office:value-type="string" office:string-value="92%" calcext:value-type="string">
            <text:p>9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5]+([.C145]-1)*20" office:value-type="float" office:value="49" calcext:value-type="float">
            <text:p>49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9%" calcext:value-type="string">
            <text:p>59%</text:p>
          </table:table-cell>
          <table:table-cell table:formula="of:=TEXT(VLOOKUP([.E145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29.5" calcext:value-type="string">
            <text:p>8,229.5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915.0" calcext:value-type="string">
            <text:p>24,915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8.5%" calcext:value-type="string">
            <text:p>4,6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22.0%" calcext:value-type="string">
            <text:p>2,02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20%" calcext:value-type="string">
            <text:p>98.220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23" calcext:value-type="string">
            <text:p>56.23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6,104.6" calcext:value-type="string">
            <text:p>1,976,104.6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6.22" calcext:value-type="string">
            <text:p>116.2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1.0% =&gt; 710.0%" calcext:value-type="string">
            <text:p>71.0% =&gt; 71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2" calcext:value-type="float">
            <text:p>22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7" calcext:value-type="float">
            <text:p>7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29.5]" calcext:value-type="string">
            <text:p>Str: <text:s/>545 <text:s/>[8,229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915.0]" calcext:value-type="string">
            <text:p>Int: 1650 [24,91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8.5%" calcext:value-type="string">
            <text:p>Resilience: 4,698.5%</text:p>
          </table:table-cell>
        </table:table-row>
        <table:table-row table:style-name="ro1">
          <table:table-cell table:formula="of:=[$Calculations.A18]" office:value-type="string" office:string-value="Speed+:     2,022.0%" calcext:value-type="string">
            <text:p>Speed+: <text:s text:c="4"/>2,022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20%     [hp x  56.23]" calcext:value-type="string">
            <text:p>Mitigation: <text:s text:c="6"/>98.220% <text:s text:c="4"/>[hp x <text:s/>56.23]</text:p>
          </table:table-cell>
        </table:table-row>
        <table:table-row table:style-name="ro1">
          <table:table-cell table:formula="of:=[$Calculations.A32]" office:value-type="string" office:string-value="Effective Health: 1,976,104.6 [hp x 116.22]" calcext:value-type="string">
            <text:p>Effective Health: 1,976,104.6 [hp x 116.2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2 Space Shift                     x2 " calcext:value-type="string">
            <text:p>3-22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7  Space Awareness                x10 " calcext:value-type="string">
            <text:p>3-7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8  Sage of Torment" calcext:value-type="string">
            <text:p>2-8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2   [52% - 84%] Earth Resistance" calcext:value-type="string">
            <text:p>3-2 <text:s text:c="2"/>[52% - 84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6   [56% - 92%] Space Magic Resistance" calcext:value-type="string">
            <text:p>3-6 <text:s text:c="2"/>[56% - 92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2:06:42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2:10:03.858000000</dc:date>
    <meta:generator>LibreOffice/7.0.5.2$Windows_X86_64 LibreOffice_project/64390860c6cd0aca4beafafcfd84613dd9dfb63a</meta:generator>
    <meta:editing-duration>PT22H13M22S</meta:editing-duration>
    <meta:editing-cycles>154</meta:editing-cycles>
    <meta:document-statistic meta:table-count="2" meta:cell-count="2177" meta:object-count="0"/>
    <meta:user-defined meta:name="AppVersion">16.0300</meta:user-defined>
  </office:meta>
</office:document-meta>
</file>